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800000" style:font-name="Times" officeooo:rsid="000a2d5b" officeooo:paragraph-rsid="000a2d5b"/>
    </style:style>
    <style:style style:name="P4" style:family="paragraph" style:parent-style-name="Standard">
      <style:text-properties fo:color="#800000" style:font-name="Times" officeooo:rsid="000d9b9b" officeooo:paragraph-rsid="000d9b9b"/>
    </style:style>
    <style:style style:name="P5" style:family="paragraph" style:parent-style-name="Standard">
      <style:text-properties fo:color="#666666" style:font-name="Times" officeooo:rsid="000a2d5b" officeooo:paragraph-rsid="000a2d5b"/>
    </style:style>
    <style:style style:name="P6" style:family="paragraph" style:parent-style-name="Standard">
      <style:text-properties fo:color="#800000" style:font-name="Times" officeooo:rsid="000d9b9b" officeooo:paragraph-rsid="00110899"/>
    </style:style>
    <style:style style:name="P7" style:family="paragraph" style:parent-style-name="Standard">
      <style:text-properties fo:color="#800000" style:font-name="Times" officeooo:rsid="000a2d5b" officeooo:paragraph-rsid="00110899"/>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0f33c1"/>
    </style:style>
    <style:style style:name="T6" style:family="text">
      <style:text-properties officeooo:rsid="00110899"/>
    </style:style>
    <style:style style:name="T7" style:family="text">
      <style:text-properties officeooo:rsid="0011b8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3">48: Marangoni with substrate, 1nm, start cp right away<text:span text:style-name="T5">(this is done by setting init_stability to 1 in initialization)</text:span>.</text:p>
      <text:p text:style-name="P3"/>
      <text:p text:style-name="P4">49: more elements for 10nm, no substrate, dtmin=1e-8. <text:span text:style-name="T7">As low as dt=6e-7, very slow.</text:span></text:p>
      <text:p text:style-name="P4"/>
      <text:p text:style-name="P4">50: no Marangoni, 10nm.</text:p>
      <text:p text:style-name="P7"/>
      <text:p text:style-name="P6"><text:span text:style-name="T6">51</text:span>: <text:span text:style-name="T6">same with 49, except that try with fsize change to make elements more concentrated to the free surface, see if dt decrease; also, plot normalized cp_surface.</text:span></text:p>
      <text:p text:style-name="P1"/>
      <text:p text:style-name="P1"/>
      <text:p text:style-name="P1">if these works, add the substrate.</text:p>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text:soft-page-break/></text:p>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0-12T12:15:14.344506316</dc:date>
    <dc:creator>Lihui Wang</dc:creator>
    <meta:editing-duration>PT1H56M8S</meta:editing-duration>
    <meta:editing-cycles>8</meta:editing-cycles>
    <meta:generator>LibreOffice/4.3.7.2$Linux_X86_64 LibreOffice_project/430$Build-2</meta:generator>
    <meta:document-statistic meta:table-count="0" meta:image-count="0" meta:object-count="0" meta:page-count="6" meta:paragraph-count="104" meta:word-count="1685" meta:character-count="10154" meta:non-whitespace-character-count="8569"/>
  </office:meta>
</office:document-meta>
</file>